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stroke="solid" svg:stroke-width="0.102cm" draw:marker-start-width="0.352cm" draw:marker-end="Arrow" draw:marker-end-width="0.452cm" draw:fill="none" draw:fill-color="#0066cc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co1" style:family="table-column">
      <style:table-column-properties style:column-width="1.573cm" style:use-optimal-column-width="false"/>
    </style:style>
    <style:style style:name="co2" style:family="table-column">
      <style:table-column-properties style:column-width="1.57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5cm"/>
    </style:style>
    <style:style style:name="ce1" style:family="table-cell">
      <style:graphic-properties draw:fill="solid" draw:fill-color="#ffffff" style:repeat="repeat"/>
      <style:paragraph-properties fo:text-align="center" fo:border="0.03pt solid #000000"/>
    </style:style>
    <style:style style:name="P1" style:family="paragraph">
      <style:paragraph-properties fo:margin-left="0.318cm" fo:margin-right="0cm" fo:text-align="start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4.445cm" svg:x="3.54cm" svg:y="5.572cm">
          <text:p text:style-name="P1">…</text:p>
          <text:p text:style-name="P1">mov <text:s text:c="3"/>r1, r2</text:p>
          <text:p text:style-name="P1">ldr <text:s text:c="6"/>r3, [r1]</text:p>
          <text:p text:style-name="P1">...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" draw:text-style-name="P2" draw:layer="layout" svg:x1="2.143cm" svg:y1="7.858cm" svg:x2="3.921cm" svg:y2="7.858cm">
          <text:p/>
        </draw:line>
        <draw:frame draw:style-name="gr3" draw:layer="layout" svg:width="5.041cm" svg:height="1.064cm" svg:x="3.413cm" svg:y="10.398cm">
          <draw:text-box>
            <text:p>Assembly Code</text:p>
          </draw:text-box>
        </draw:frame>
        <draw:frame draw:style-name="gr3" draw:layer="layout" svg:width="1.485cm" svg:height="1.064cm" svg:x="1.635cm" svg:y="6.921cm">
          <draw:text-box>
            <text:p>PC</text:p>
          </draw:text-box>
        </draw:frame>
        <draw:frame draw:style-name="gr3" draw:layer="layout" svg:width="4.621cm" svg:height="1.064cm" svg:x="11.873cm" svg:y="10.282cm">
          <draw:text-box>
            <text:p>Register State</text:p>
          </draw:text-box>
        </draw:frame>
        <draw:frame draw:style-name="standard" draw:layer="layout" svg:width="7.866cm" svg:height="1.943cm" svg:x="10.173cm" svg:y="7.1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r0</text:p>
              </table:table-cell>
              <table:table-cell>
                <text:p text:style-name="P2">r1</text:p>
              </table:table-cell>
              <table:table-cell>
                <text:p text:style-name="P2">r2</text:p>
              </table:table-cell>
              <table:table-cell>
                <text:p text:style-name="P2">...</text:p>
              </table:table-cell>
              <table:table-cell>
                <text:p text:style-name="P2">r15</text:p>
              </table:table-cell>
            </table:table-row>
            <table:table-row table:style-name="ro2" table:default-cell-style-name="ce1">
              <table:table-cell>
                <text:p text:style-name="P2">0</text:p>
              </table:table-cell>
              <table:table-cell>
                <text:p text:style-name="P2">7c8</text:p>
              </table:table-cell>
              <table:table-cell>
                <text:p text:style-name="P2">7c8</text:p>
              </table:table-cell>
              <table:table-cell>
                <text:p text:style-name="P2">...</text:p>
              </table:table-cell>
              <table:table-cell>
                <text:p text:style-name="P2">346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Sun-Set" draw:style="linear" draw:start-color="#333366" draw:end-color="#9999cc" draw:start-intensity="100%" draw:end-intensity="100%" draw:angle="225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urav Kukreja</meta:initial-creator>
    <meta:creation-date>2014-10-28T21:55:46.211410514</meta:creation-date>
    <dc:date>2014-10-28T22:10:54.686402399</dc:date>
    <dc:creator>Gaurav Kukreja</dc:creator>
    <meta:editing-duration>P0D</meta:editing-duration>
    <meta:editing-cycles>1</meta:editing-cycles>
    <meta:document-statistic meta:object-count="6"/>
    <meta:generator>LibreOffice/4.2.6.3$Linux_X86_64 LibreOffice_project/420m0$Build-3</meta:generator>
  </office:meta>
</office:document-meta>
</file>